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7mm" table:align="left" style:shadow="none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8.18mm"/>
    </style:style>
    <style:style style:name="Table1.C" style:family="table-column">
      <style:table-column-properties style:column-width="4.89mm"/>
    </style:style>
    <style:style style:name="Table1.D" style:family="table-column">
      <style:table-column-properties style:column-width="7.02mm"/>
    </style:style>
    <style:style style:name="Table1.E" style:family="table-column">
      <style:table-column-properties style:column-width="7.81mm"/>
    </style:style>
    <style:style style:name="Table1.F" style:family="table-column">
      <style:table-column-properties style:column-width="7.69mm"/>
    </style:style>
    <style:style style:name="Table1.G" style:family="table-column">
      <style:table-column-properties style:column-width="45.23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10.5mm"/>
    </style:style>
    <style:style style:name="Table1.M" style:family="table-column">
      <style:table-column-properties style:column-width="11.73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4.18mm"/>
    </style:style>
    <style:style style:name="Table1.Q" style:family="table-column">
      <style:table-column-properties style:column-width="24.32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93mm"/>
    </style:style>
    <style:style style:name="Table1.1" style:family="table-row">
      <style:table-row-properties style:min-row-height="30.96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8.1mm"/>
    </style:style>
    <style:style style:name="Table1.3" style:family="table-row">
      <style:table-row-properties style:min-row-height="6.84mm"/>
    </style:style>
    <style:style style:name="Table1.4" style:family="table-row">
      <style:table-row-properties style:min-row-height="6.95mm"/>
    </style:style>
    <style:style style:name="Table1.5" style:family="table-row">
      <style:table-row-properties style:min-row-height="6.09mm"/>
    </style:style>
    <style:style style:name="Table1.6" style:family="table-row">
      <style:table-row-properties style:min-row-height="8.68mm"/>
    </style:style>
    <style:style style:name="Table1.7" style:family="table-row">
      <style:table-row-properties style:min-row-height="10.53mm"/>
    </style:style>
    <style:style style:name="Table1.8" style:family="table-row">
      <style:table-row-properties style:min-row-height="5.43mm"/>
    </style:style>
    <style:style style:name="Table1.9" style:family="table-row">
      <style:table-row-properties style:min-row-height="7.85mm"/>
    </style:style>
    <style:style style:name="Table1.10" style:family="table-row">
      <style:table-row-properties style:min-row-height="5.29mm"/>
    </style:style>
    <style:style style:name="Table1.13" style:family="table-row">
      <style:table-row-properties style:min-row-height="6.1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 style:master-page-name="">
      <style:paragraph-properties fo:margin-left="0mm" fo:margin-right="0.25mm" fo:margin-top="1.02mm" fo:margin-bottom="1.02mm" fo:text-align="center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text-properties fo:color="#000000" style:font-name="Arial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1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7" office:value-type="string">
            <text:p text:style-name="P11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1"><text:placeholder text:placeholder-type="text">&lt;o.partner_id.name&gt;</text:placeholder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address(o.address)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1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songayno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address2(o.address)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10" office:value-type="string">
            <text:p text:style-name="P11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7"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10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3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8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8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6"><text:placeholder text:placeholder-type="text">&lt;row['uos_id']&gt;</text:placeholder></text:p>
          </table:table-cell>
          <table:table-cell table:style-name="Table1.A1" office:value-type="string">
            <text:p text:style-name="P7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7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7"><text:placeholder text:placeholder-type="text">&lt;row['price_subtotal']&gt;</text:placeholder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2"/>
          </table:table-cell>
          <table:table-cell table:style-name="Table1.A1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5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><text:placeholder text:placeholder-type="text">&lt;convert_amount(o.amount_total)&gt;</text:placeholder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11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06-06T09:36:00</dc:date>
    <meta:editing-duration>PT13H9M42S</meta:editing-duration>
    <meta:editing-cycles>272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6" meta:word-count="37" meta:character-count="618" meta:non-whitespace-character-count="602"/>
  </office:meta>
</office:document-meta>
</file>